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draw:marker-start-width="0.242cm" draw:marker-end-width="0.242cm" draw:fill-color="#eeeeee" draw:textarea-horizontal-align="justify" draw:textarea-vertical-align="middle" draw:auto-grow-height="false" fo:min-height="24.547cm" fo:min-width="19.09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106cm" svg:stroke-color="#1c1c1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028cm" draw:marker-start-width="0.242cm" draw:marker-end-width="0.242cm" draw:fill-color="#b2b2b2" draw:textarea-horizontal-align="justify" draw:textarea-vertical-align="middle" draw:auto-grow-height="false" fo:min-height="18.043cm" fo:min-width="19.09cm" fo:padding-top="0.139cm" fo:padding-bottom="0.139cm" fo:padding-left="0.264cm" fo:padding-right="0.264cm"/>
    </style:style>
    <style:style style:name="gr4" style:family="graphic" style:parent-style-name="standard">
      <style:graphic-properties draw:textarea-horizontal-align="justify" draw:textarea-vertical-align="middle" draw:auto-grow-height="false" fo:min-height="3.967cm" fo:min-width="3.724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svg:stroke-width="0.102cm" draw:marker-end="Arrow" draw:marker-end-width="0.306cm" draw:fill="solid" draw:fill-color="#ffffff" draw:textarea-vertical-align="middle" fo:padding-top="0.176cm" fo:padding-bottom="0.176cm" fo:padding-left="0.301cm" fo:padding-right="0.301cm" draw:shadow="hidden"/>
    </style:style>
    <style:style style:name="gr8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min-height="2.415cm" fo:min-width="18.421cm" fo:padding-top="0.126cm" fo:padding-bottom="0.126cm" fo:padding-left="0.251cm" fo:padding-right="0.251cm" draw:shadow="visible"/>
    </style:style>
    <style:style style:name="gr9" style:family="graphic" style:parent-style-name="standard">
      <style:graphic-properties svg:stroke-width="0cm" draw:marker-start-width="0.048cm" draw:marker-end-width="0.048cm" draw:fill="solid" draw:fill-color="#ffffcc" draw:textarea-horizontal-align="justify" draw:textarea-vertical-align="middle" draw:auto-grow-height="false" fo:padding-top="0.126cm" fo:padding-bottom="0.126cm" fo:padding-left="0.251cm" fo:padding-right="0.251cm" draw:shadow="visible"/>
    </style:style>
    <style:style style:name="gr10" style:family="graphic" style:parent-style-name="standard">
      <style:graphic-properties svg:stroke-width="0cm" draw:marker-start-width="0.048cm" draw:marker-end-width="0.048cm" draw:fill="solid" draw:fill-color="#666666" draw:textarea-horizontal-align="justify" draw:textarea-vertical-align="middle" draw:auto-grow-height="false" fo:min-height="2.955cm" fo:min-width="5.118cm" fo:padding-top="0.126cm" fo:padding-bottom="0.126cm" fo:padding-left="0.251cm" fo:padding-right="0.251cm" draw:shadow="hidden"/>
    </style:style>
    <style:style style:name="gr11" style:family="graphic" style:parent-style-name="standard">
      <style:graphic-properties svg:stroke-width="0cm" draw:marker-start-width="0.048cm" draw:marker-end-width="0.048cm" draw:fill="solid" draw:fill-color="#9999ff" draw:textarea-horizontal-align="justify" draw:textarea-vertical-align="middle" draw:auto-grow-height="false" fo:min-height="0.002cm" fo:min-width="0.006cm" fo:padding-top="0.126cm" fo:padding-bottom="0.126cm" fo:padding-left="0.251cm" fo:padding-right="0.251cm" draw:shadow="hidden"/>
    </style:style>
    <style:style style:name="gr12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min-height="0.002cm" fo:min-width="0.006cm" fo:padding-top="0.126cm" fo:padding-bottom="0.126cm" fo:padding-left="0.251cm" fo:padding-right="0.251cm" draw:shadow="hidden"/>
    </style:style>
    <style:style style:name="gr13" style:family="graphic" style:parent-style-name="standard">
      <style:graphic-properties svg:stroke-width="0cm" draw:marker-start-width="0.048cm" draw:marker-end-width="0.048cm" draw:fill="solid" draw:fill-color="#ffffcc" draw:textarea-horizontal-align="justify" draw:textarea-vertical-align="middle" draw:auto-grow-height="false" fo:min-height="0.002cm" fo:min-width="0.006cm" fo:padding-top="0.126cm" fo:padding-bottom="0.126cm" fo:padding-left="0.251cm" fo:padding-right="0.251cm" draw:shadow="hidden"/>
    </style:style>
    <style:style style:name="gr14" style:family="graphic" style:parent-style-name="standard">
      <style:graphic-properties svg:stroke-width="0cm" draw:marker-start-width="0.048cm" draw:marker-end-width="0.048cm" draw:fill-color="#cfe7f5" draw:textarea-horizontal-align="justify" draw:textarea-vertical-align="middle" draw:auto-grow-height="false" fo:min-height="2.428cm" fo:min-width="2.227cm" fo:padding-top="0.126cm" fo:padding-bottom="0.126cm" fo:padding-left="0.251cm" fo:padding-right="0.251cm" draw:shadow="hidden"/>
    </style:style>
    <style:style style:name="gr15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min-height="2.473cm" fo:min-width="4.451cm" fo:padding-top="0.126cm" fo:padding-bottom="0.126cm" fo:padding-left="0.251cm" fo:padding-right="0.251cm" draw:shadow="hidden"/>
    </style:style>
    <style:style style:name="gr16" style:family="graphic" style:parent-style-name="standard">
      <style:graphic-properties draw:fill="solid" draw:fill-color="#9999ff" draw:textarea-horizontal-align="justify" draw:textarea-vertical-align="middle" draw:auto-grow-height="false" fo:min-height="0.818cm" fo:min-width="3.586cm" draw:shadow="hidden"/>
    </style:style>
    <style:style style:name="gr17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min-height="0.837cm" fo:min-width="3.584cm" fo:padding-top="0.126cm" fo:padding-bottom="0.126cm" fo:padding-left="0.251cm" fo:padding-right="0.251cm" draw:shadow="hidden"/>
    </style:style>
    <style:style style:name="gr18" style:family="graphic" style:parent-style-name="objectwithoutfill">
      <style:graphic-properties svg:stroke-width="0.018cm" draw:marker-start-width="0.075cm" draw:marker-end="Arrow" draw:marker-end-width="0.181cm" draw:fill="solid" draw:fill-color="#ffffff" draw:textarea-vertical-align="middle" fo:padding-top="0.135cm" fo:padding-bottom="0.135cm" fo:padding-left="0.26cm" fo:padding-right="0.26cm" draw:shadow="hidden"/>
    </style:style>
    <style:style style:name="gr19" style:family="graphic" style:parent-style-name="standard">
      <style:graphic-properties draw:fill-color="#ccffcc" draw:textarea-horizontal-align="justify" draw:textarea-vertical-align="middle" draw:auto-grow-height="false" fo:min-height="0.512cm" fo:min-width="3.691cm"/>
    </style:style>
    <style:style style:name="gr20" style:family="graphic" style:parent-style-name="standard">
      <style:graphic-properties svg:stroke-width="0cm" draw:marker-start-width="0.048cm" draw:marker-end-width="0.048cm" draw:fill="solid" draw:fill-color="#ffffcc" draw:textarea-horizontal-align="justify" draw:textarea-vertical-align="middle" draw:auto-grow-height="false" fo:min-height="0.637cm" fo:min-width="4.451cm" fo:padding-top="0.126cm" fo:padding-bottom="0.126cm" fo:padding-left="0.251cm" fo:padding-right="0.251cm" draw:shadow="visible"/>
    </style:style>
    <style:style style:name="gr21" style:family="graphic" style:parent-style-name="standard">
      <style:graphic-properties draw:fill-color="#9999ff" draw:textarea-horizontal-align="justify" draw:textarea-vertical-align="middle" draw:auto-grow-height="false" fo:min-height="2.403cm" fo:min-width="3.438cm"/>
    </style:style>
    <style:style style:name="gr22" style:family="graphic" style:parent-style-name="standard">
      <style:graphic-properties draw:fill-color="#9999ff" draw:textarea-horizontal-align="justify" draw:textarea-vertical-align="middle" draw:auto-grow-height="false" fo:min-height="2.499cm" fo:min-width="3.438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 fo:min-height="2.024cm" fo:min-width="3.438cm"/>
    </style:style>
    <style:style style:name="gr24" style:family="graphic" style:parent-style-name="objectwithoutfill">
      <style:graphic-properties draw:marker-start="Arrow" draw:marker-end="Arrow" draw:fill="none" draw:textarea-vertical-align="middle"/>
    </style:style>
    <style:style style:name="gr25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min-height="1.785cm" fo:min-width="3.596cm" fo:padding-top="0.126cm" fo:padding-bottom="0.126cm" fo:padding-left="0.251cm" fo:padding-right="0.251cm" draw:shadow="hidden"/>
    </style:style>
    <style:style style:name="gr26" style:family="graphic" style:parent-style-name="objectwithoutfill">
      <style:graphic-properties draw:marker-end="Arrow" draw:marker-end-width="0.203cm" draw:fill="none" draw:textarea-vertical-align="middle"/>
    </style:style>
    <style:style style:name="gr27" style:family="graphic" style:parent-style-name="objectwithoutfill">
      <style:graphic-properties draw:marker-end="Arrow" draw:fill="none" draw:textarea-vertical-align="middle"/>
    </style:style>
    <style:style style:name="gr28" style:family="graphic" style:parent-style-name="objectwithoutfill">
      <style:graphic-properties draw:stroke="solid" draw:marker-start="Arrow" draw:marker-end="Arrow" draw:fill="none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end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5.182cm" fo:margin-right="0cm" fo:text-align="center" fo:text-indent="0cm"/>
    </style:style>
    <style:style style:name="P10" style:family="paragraph">
      <loext:graphic-properties draw:fill="solid" draw:fill-color="#ffffcc"/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666666"/>
      <style:paragraph-properties fo:text-align="center"/>
      <style:text-properties fo:color="#ffffff"/>
    </style:style>
    <style:style style:name="P13" style:family="paragraph">
      <loext:graphic-properties draw:fill="solid" draw:fill-color="#9999ff"/>
      <style:paragraph-properties fo:text-align="center"/>
    </style:style>
    <style:style style:name="P14" style:family="paragraph">
      <loext:graphic-properties draw:fill="solid" draw:fill-color="#ffffcc"/>
      <style:paragraph-properties fo:text-align="center"/>
    </style:style>
    <style:style style:name="P15" style:family="paragraph">
      <loext:graphic-properties draw:fill-color="#cfe7f5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9999ff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-color="#ccffcc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9999ff"/>
      <style:paragraph-properties fo:text-align="center"/>
    </style:style>
    <style:style style:name="P19" style:family="paragraph">
      <loext:graphic-properties draw:fill-color="#9999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ffffff"/>
    </style:style>
    <style:style style:name="T5" style:family="text">
      <style:text-properties fo:color="#ffffff" fo:font-size="8pt" style:font-size-asian="8pt" style:font-size-complex="8pt"/>
    </style:style>
    <style:style style:name="T6" style:family="text">
      <style:text-properties fo:color="#ffffff" fo:font-size="13pt" style:font-size-asian="13pt" style:font-size-complex="13pt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4.797cm" svg:x="1cm" svg:y="2.14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.143cm" svg:x2="20.59cm" svg:y2="2.143cm">
          <text:p/>
        </draw:line>
        <draw:custom-shape draw:style-name="gr3" draw:text-style-name="P3" draw:layer="layout" svg:width="19.59cm" svg:height="18.293cm" svg:x="1cm" svg:y="8.6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224cm" svg:height="4.217cm" svg:x="6.842cm" svg:y="19.163cm">
          <text:p text:style-name="P4"><text:span text:style-name="T1">Identity</text:span></text:p>
          <text:p text:style-name="P4"><text:span text:style-name="T1">Reconciliation</text:span></text:p>
          <text:p text:style-name="P4"><text:span text:style-name="T1">Engin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953cm" svg:height="3.175cm" svg:x="2.143cm" svg:y="3.921cm">
          <text:p text:style-name="P4">Web UI</text:p>
          <text:p text:style-name="P4"><text:span text:style-name="T2"/></text:p>
          <text:p text:style-name="P4"><text:span text:style-name="T2"/></text:p>
          <text:p text:style-name="P4"><text:span text:style-name="T2">User interface for</text:span></text:p>
          <text:p text:style-name="P4"><text:span text:style-name="T2">editing and viewing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668cm" svg:height="1.143cm" svg:x="4.937cm" svg:y="0.873cm">
          <text:p text:style-name="P4">Outside Clients (Web Browsers, cURL, wget, ArchivesSpace)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88cm" svg:height="0.762cm" svg:x="15.07cm" svg:y="2.424cm">
          <text:p text:style-name="P4">Server-side Client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953cm" svg:height="3.175cm" svg:x="8.239cm" svg:y="3.92cm">
          <text:p text:style-name="P4">Rest API Filter</text:p>
          <text:p text:style-name="P4"><text:span text:style-name="T2"/></text:p>
          <text:p text:style-name="P4"><text:span text:style-name="T2">Textual interface for</text:span></text:p>
          <text:p text:style-name="P4"><text:span text:style-name="T2">machine access, </text:span></text:p>
          <text:p text:style-name="P4"><text:span text:style-name="T2">Exposes portion of API 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953cm" svg:height="3.175cm" svg:x="14.335cm" svg:y="3.92cm">
          <text:p text:style-name="P4">Dev/Test</text:p>
          <text:p text:style-name="P4"><text:span text:style-name="T2"/></text:p>
          <text:p text:style-name="P4"><text:span text:style-name="T2">Internal interface for</text:span></text:p>
          <text:p text:style-name="P4"><text:span text:style-name="T2">testing the server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29cm" svg:height="1.166cm" svg:x="17.129cm" svg:y="8.709cm">
          <text:p text:style-name="P6">Server-side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048cm" svg:y1="1.735cm" svg:x2="4.048cm" svg:y2="3.894cm">
          <text:p/>
        </draw:line>
        <draw:line draw:style-name="gr7" draw:text-style-name="P7" draw:layer="layout" svg:x1="5.191cm" svg:y1="3.894cm" svg:x2="5.191cm" svg:y2="1.735cm">
          <text:p/>
        </draw:line>
        <draw:line draw:style-name="gr7" draw:text-style-name="P7" draw:layer="layout" svg:x1="10.096cm" svg:y1="1.742cm" svg:x2="10.096cm" svg:y2="3.901cm">
          <text:p/>
        </draw:line>
        <draw:line draw:style-name="gr7" draw:text-style-name="P7" draw:layer="layout" svg:x1="11.239cm" svg:y1="3.901cm" svg:x2="11.239cm" svg:y2="1.742cm">
          <text:p/>
        </draw:line>
        <draw:custom-shape draw:style-name="gr8" draw:text-style-name="P9" draw:layer="layout" svg:width="18.923cm" svg:height="2.667cm" svg:x="1.254cm" svg:y="11.16cm">
          <text:p text:style-name="P8">Server Executor</text:p>
          <text:p text:style-name="P8"><text:span text:style-name="T3"/></text:p>
          <text:p text:style-name="P8"><text:span text:style-name="T2">Parses and interprets internal Server API commands</text:span></text:p>
          <text:p text:style-name="P8"><text:span text:style-name="T2">Interacts directly with internal server component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953cm" svg:height="0.889cm" svg:x="8.239cm" svg:y="2.097cm">
          <text:p text:style-name="P4"><text:span text:style-name="T1">Rest API (JSON)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2" draw:layer="layout" svg:width="5.62cm" svg:height="3.207cm" svg:x="14.97cm" svg:y="23.733cm">
            <text:p text:style-name="P4"><text:span text:style-name="T4">Key</text:span></text:p>
            <text:p text:style-name="P4"><text:span text:style-name="T5"/></text:p>
            <text:p text:style-name="P11"><text:span text:style-name="T6"><text:tab/></text:span><text:span text:style-name="T7">API Interface</text:span></text:p>
            <text:p text:style-name="P11"><text:span text:style-name="T7"><text:tab/></text:span><text:span text:style-name="T7">Custom Designs</text:span></text:p>
            <text:p text:style-name="P11"><text:span text:style-name="T7"><text:tab/></text:span><text:span text:style-name="T7">OTC Component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508cm" svg:height="0.254cm" svg:x="15.586cm" svg:y="26.27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0.508cm" svg:height="0.254cm" svg:x="15.586cm" svg:y="25.76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508cm" svg:height="0.254cm" svg:x="15.586cm" svg:y="25.157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15" draw:layer="layout" svg:width="2.729cm" svg:height="2.68cm" svg:x="6.651cm" svg:y="14.782cm">
          <text:p text:style-name="P4"><text:span text:style-name="T1">Reporting</text:span></text:p>
          <text:p text:style-name="P4"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953cm" svg:height="2.725cm" svg:x="10.021cm" svg:y="14.746cm">
          <text:p text:style-name="P4"><text:span text:style-name="T1">Data Validation</text:span></text:p>
          <text:p text:style-name="P4"><text:span text:style-name="T1">Engine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xml:id="id1" draw:id="id1" draw:layer="layout" svg:width="4.086cm" svg:height="1.068cm" svg:x="16.051cm" svg:y="14.749cm">
          <text:p text:style-name="P4"><text:span text:style-name="T1">Authentic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2" draw:id="id2" draw:layer="layout" svg:width="4.086cm" svg:height="1.089cm" svg:x="16.051cm" svg:y="16.382cm">
          <text:p text:style-name="P4"><text:span text:style-name="T1">Authorization</text:span>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svg:x1="18.094cm" svg:y1="15.817cm" svg:x2="18.094cm" svg:y2="16.382cm" draw:start-shape="id1" draw:start-glue-point="2" draw:end-shape="id2" draw:end-glue-point="0" svg:d="M18094 15817v565" svg:viewBox="0 0 1 566">
          <text:p/>
        </draw:connector>
        <draw:line draw:style-name="gr7" draw:text-style-name="P7" draw:layer="layout" svg:x1="3.921cm" svg:y1="7.096cm" svg:x2="3.921cm" svg:y2="8.747cm">
          <text:p/>
        </draw:line>
        <draw:line draw:style-name="gr7" draw:text-style-name="P7" draw:layer="layout" svg:x1="5.064cm" svg:y1="8.747cm" svg:x2="5.064cm" svg:y2="7.096cm">
          <text:p/>
        </draw:line>
        <draw:custom-shape draw:style-name="gr9" draw:text-style-name="P14" draw:layer="layout" svg:width="15.24cm" svg:height="1.524cm" svg:x="1.381cm" svg:y="8.62cm">
          <text:p text:style-name="P4"><text:span text:style-name="T1">Server API (JSON)</text:span></text:p>
          <text:p text:style-name="P4"><text:span text:style-name="T8"/></text:p>
          <text:p text:style-name="P4"><text:span text:style-name="T2">API exposed to internal clients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0.144cm" svg:y1="7.096cm" svg:x2="10.144cm" svg:y2="8.62cm">
          <text:p/>
        </draw:line>
        <draw:line draw:style-name="gr7" draw:text-style-name="P7" draw:layer="layout" svg:x1="11.287cm" svg:y1="8.62cm" svg:x2="11.287cm" svg:y2="7.096cm">
          <text:p/>
        </draw:line>
        <draw:line draw:style-name="gr7" draw:text-style-name="P7" draw:layer="layout" svg:x1="14.97cm" svg:y1="7.096cm" svg:x2="14.97cm" svg:y2="8.62cm">
          <text:p/>
        </draw:line>
        <draw:line draw:style-name="gr7" draw:text-style-name="P7" draw:layer="layout" svg:x1="16.113cm" svg:y1="8.62cm" svg:x2="16.113cm" svg:y2="7.096cm">
          <text:p/>
        </draw:line>
        <draw:line draw:style-name="gr7" draw:text-style-name="P7" draw:layer="layout" svg:x1="10.158cm" svg:y1="10.144cm" svg:x2="10.158cm" svg:y2="11.16cm">
          <text:p/>
        </draw:line>
        <draw:line draw:style-name="gr7" draw:text-style-name="P7" draw:layer="layout" svg:x1="11.301cm" svg:y1="11.16cm" svg:x2="11.301cm" svg:y2="10.144cm">
          <text:p/>
        </draw:line>
        <draw:custom-shape draw:style-name="gr19" draw:text-style-name="P17" draw:layer="layout" svg:width="4.191cm" svg:height="0.762cm" svg:x="2.524cm" svg:y="4.964cm">
          <text:p text:style-name="P4"><text:span text:style-name="T9">WebUI Executo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953cm" svg:height="0.889cm" svg:x="2.143cm" svg:y="2.097cm">
          <text:p text:style-name="P4"><text:span text:style-name="T1">HTML/JSON/JS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3.937cm" svg:height="3.556cm" svg:x="1.989cm" svg:y="14.462cm">
          <text:p text:style-name="P4"><text:span text:style-name="T1">PostgreSQL</text:span></text:p>
          <text:p text:style-name="P4"><text:span text:style-name="T10"/></text:p>
          <text:p text:style-name="P4"><text:span text:style-name="T9">CPF record data</text:span></text:p>
          <text:p text:style-name="P4"><text:span text:style-name="T9">User data</text:span></text:p>
          <draw:enhanced-geometry svg:viewBox="0 0 88 21600" draw:glue-points="44 ?f6 44 0 0 10800 44 21600 88 10800" draw:text-areas="0 ?f6 88 ?f3" draw:type="can" draw:modifiers="3655.84626070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9" draw:layer="layout" svg:width="3.937cm" svg:height="3.683cm" svg:x="1.989cm" svg:y="18.526cm">
          <text:p text:style-name="P4"><text:span text:style-name="T1">Elastic Search</text:span></text:p>
          <text:p text:style-name="P4"><text:span text:style-name="T9"/></text:p>
          <text:p text:style-name="P4"><text:span text:style-name="T9">Indexing tool for</text:span></text:p>
          <text:p text:style-name="P4"><text:span text:style-name="T9">searching and</text:span><text:span text:style-name="T9"><text:line-break/></text:span><text:span text:style-name="T9">matching</text:span></text:p>
          <draw:enhanced-geometry svg:viewBox="0 0 88 21600" draw:glue-points="44 ?f6 44 0 0 10800 44 21600 88 10800" draw:text-areas="0 ?f6 88 ?f3" draw:type="can" draw:modifiers="3655.84626070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8" draw:layer="layout" svg:width="3.937cm" svg:height="3.048cm" svg:x="1.989cm" svg:y="22.717cm">
          <text:p text:style-name="P4"><text:span text:style-name="T1">Neo4J</text:span></text:p>
          <text:p text:style-name="P4"><text:span text:style-name="T9"/></text:p>
          <text:p text:style-name="P4"><text:span text:style-name="T9">Graph database</text:span></text:p>
          <draw:enhanced-geometry svg:viewBox="0 0 88 21600" draw:glue-points="44 ?f6 44 0 0 10800 44 21600 88 10800" draw:text-areas="0 ?f6 88 ?f3" draw:type="can" draw:modifiers="3655.84626070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24" draw:text-style-name="P2" draw:layer="layout" svg:width="2.412cm" svg:height="0.355cm" draw:transform="rotate (-1.5707963267949) translate (1.991cm 13.827cm)" svg:viewBox="0 0 2413 356" draw:points="0,356 2413,356 2413,0">
          <text:p/>
        </draw:polyline>
        <draw:polyline draw:style-name="gr24" draw:text-style-name="P2" draw:layer="layout" svg:width="6.663cm" svg:height="0.492cm" draw:transform="rotate (-1.5707963267949) translate (1.97899999999999cm 13.827cm)" svg:viewBox="0 0 6664 493" draw:points="0,493 6664,493 6664,0">
          <text:p/>
        </draw:polyline>
        <draw:polyline draw:style-name="gr24" draw:text-style-name="P2" draw:layer="layout" svg:width="10.614cm" svg:height="0.647cm" draw:transform="rotate (-1.5707963267949) translate (1.98499999999999cm 13.827cm)" svg:viewBox="0 0 10615 648" draw:points="0,648 10615,648 10615,0">
          <text:p/>
        </draw:polyline>
        <draw:custom-shape draw:style-name="gr25" draw:text-style-name="P5" draw:layer="layout" svg:width="4.098cm" svg:height="2.037cm" svg:x="16.086cm" svg:y="19.164cm">
          <text:p text:style-name="P4"><text:span text:style-name="T1">EAC-CPF</text:span><text:span text:style-name="T1"><text:line-break/></text:span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098cm" svg:height="2.037cm" svg:x="11.699cm" svg:y="19.152cm">
          <text:p text:style-name="P4"><text:span text:style-name="T1">EAC-CPF</text:span><text:span text:style-name="T1"><text:line-break/></text:span><text:span text:style-name="T1">Serializer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8.095cm" svg:y1="13.843cm" svg:x2="18.095cm" svg:y2="14.749cm">
          <text:p/>
        </draw:line>
        <draw:polyline draw:style-name="gr27" draw:text-style-name="P2" draw:layer="layout" svg:width="3.861cm" svg:height="2.351cm" draw:transform="rotate (-1.5707963267949) translate (18.095cm 13.818cm)" svg:viewBox="0 0 3862 2352" draw:points="3654,0 3862,0 3862,2352 0,2352">
          <text:p/>
        </draw:polyline>
        <draw:polyline draw:style-name="gr28" draw:text-style-name="P2" draw:layer="layout" svg:width="5.351cm" svg:height="2.633cm" draw:transform="rotate (-1.5707963267949) translate (18.1cm 13.818cm)" svg:viewBox="0 0 5352 2634" draw:points="0,2634 4354,2634 4354,0 5352,0">
          <text:p/>
        </draw:polyline>
        <draw:polyline draw:style-name="gr24" draw:text-style-name="P2" draw:layer="layout" svg:width="5.331cm" svg:height="1.481cm" draw:transform="rotate (-1.5707963267949) translate (15.187cm 13.824cm)" svg:viewBox="0 0 5332 1482" draw:points="0,0 4353,0 4353,1482 5332,1482">
          <text:p/>
        </draw:polyline>
        <draw:line draw:style-name="gr24" draw:text-style-name="P2" draw:layer="layout" svg:x1="12.495cm" svg:y1="13.827cm" svg:x2="12.495cm" svg:y2="14.749cm">
          <text:p/>
        </draw:line>
        <draw:polyline draw:style-name="gr24" draw:text-style-name="P2" draw:layer="layout" svg:width="5.335cm" svg:height="0.808cm" draw:transform="rotate (-1.5707963267949) translate (9.702cm 13.817cm)" svg:viewBox="0 0 5336 809" draw:points="0,0 4321,0 4321,809 5336,809">
          <text:p/>
        </draw:polyline>
        <draw:line draw:style-name="gr24" draw:text-style-name="P2" draw:layer="layout" svg:x1="5.924cm" svg:y1="20.461cm" svg:x2="6.85cm" svg:y2="20.461cm">
          <text:p/>
        </draw:line>
        <draw:line draw:style-name="gr24" draw:text-style-name="P2" draw:layer="layout" svg:x1="8.011cm" svg:y1="13.832cm" svg:x2="8.011cm" svg:y2="14.772cm">
          <text:p/>
        </draw:line>
        <draw:line draw:style-name="gr24" draw:text-style-name="P2" draw:layer="layout" svg:x1="5.939cm" svg:y1="16.11cm" svg:x2="6.63cm" svg:y2="16.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Hott</meta:initial-creator>
    <meta:creation-date>2015-08-24T14:26:24</meta:creation-date>
    <dc:date>2017-05-09T11:50:33.598972616</dc:date>
    <meta:editing-duration>PT1H53M35S</meta:editing-duration>
    <meta:editing-cycles>16</meta:editing-cycles>
    <meta:generator>LibreOffice/5.1.6.2$Linux_X86_64 LibreOffice_project/10m0$Build-2</meta:generator>
    <meta:document-statistic meta:object-count="54"/>
  </office:meta>
</office:document-meta>
</file>